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a41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cho “enter string”</text:p>
      <text:p text:style-name="Standard"/>
      <text:p text:style-name="Standard">read str</text:p>
      <text:p text:style-name="Standard"/>
      <text:p text:style-name="Standard">len=<text:span text:style-name="T1">`</text:span>echo $str | wc -c<text:span text:style-name="T1">`</text:span> len=<text:span text:style-name="T1">`</text:span>expr $len – 1<text:span text:style-name="T1">`</text:span></text:p>
      <text:p text:style-name="Standard"/>
      <text:p text:style-name="Standard">echo “length of string = $len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1:12:16.438000000</dc:date>
    <meta:editing-duration>PT9M42S</meta:editing-duration>
    <meta:editing-cycles>8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4" meta:word-count="19" meta:character-count="100" meta:non-whitespace-character-count="84"/>
  </office:meta>
</office:document-meta>
</file>